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4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18cm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35cm" fo:min-width="18cm"/>
    </style:style>
    <style:style style:name="gr4" style:family="graphic" style:parent-style-name="standard">
      <style:graphic-properties svg:stroke-color="#2a6099" draw:fill-color="#999999" draw:textarea-horizontal-align="justify" draw:textarea-vertical-align="middle" draw:auto-grow-height="false" fo:min-height="2.15cm" fo:min-width="18cm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2.25cm" fo:min-width="4.25cm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3.75cm"/>
    </style:style>
    <style:style style:name="gr7" style:family="graphic" style:parent-style-name="standard">
      <style:graphic-properties draw:fill-color="#ff860d" draw:textarea-horizontal-align="justify" draw:textarea-vertical-align="middle" draw:auto-grow-height="false" fo:min-height="1.063cm" fo:min-width="0cm"/>
    </style:style>
    <style:style style:name="gr8" style:family="graphic" style:parent-style-name="standard">
      <style:graphic-properties draw:fill-color="#ff972f" draw:textarea-horizontal-align="justify" draw:textarea-vertical-align="middle" draw:auto-grow-height="false" fo:min-height="1.06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8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058cm"/>
      <style:paragraph-properties style:writing-mode="lr-tb"/>
    </style:style>
    <style:style style:name="gr11" style:family="graphic" style:parent-style-name="standard">
      <style:graphic-properties draw:fill-color="#bf819e" draw:textarea-horizontal-align="justify" draw:textarea-vertical-align="middle" draw:auto-grow-height="false" fo:min-height="0.256cm" fo:min-width="2.5cm"/>
    </style:style>
    <style:style style:name="gr12" style:family="graphic" style:parent-style-name="standard">
      <style:graphic-properties draw:fill-color="#bf819e" draw:textarea-horizontal-align="justify" draw:textarea-vertical-align="middle" draw:auto-grow-height="false" fo:min-height="1cm" fo:min-width="1.4cm"/>
    </style:style>
    <style:style style:name="gr13" style:family="graphic" style:parent-style-name="standard">
      <style:graphic-properties draw:fill-color="#bf819e" draw:textarea-horizontal-align="justify" draw:textarea-vertical-align="middle" draw:auto-grow-height="false" fo:min-height="1cm" fo:min-width="5.4cm"/>
    </style:style>
    <style:style style:name="gr14" style:family="graphic" style:parent-style-name="standard">
      <style:graphic-properties draw:fill-color="#bf819e" draw:textarea-horizontal-align="justify" draw:textarea-vertical-align="middle" draw:auto-grow-height="false" fo:min-height="1cm" fo:min-width="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2.318cm"/>
      <style:paragraph-properties style:writing-mode="lr-tb"/>
    </style:style>
    <style:style style:name="gr18" style:family="graphic" style:parent-style-name="standard">
      <style:graphic-properties draw:fill-color="#bf819e" draw:textarea-horizontal-align="justify" draw:textarea-vertical-align="middle" draw:auto-grow-height="false" fo:min-height="1cm" fo:min-width="2.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1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56cm"/>
      <style:paragraph-properties style:writing-mode="lr-tb"/>
    </style:style>
    <style:style style:name="gr21" style:family="graphic" style:parent-style-name="standard">
      <style:graphic-properties draw:fill-color="#bf819e" draw:textarea-horizontal-align="justify" draw:textarea-vertical-align="middle" draw:auto-grow-height="false" fo:min-height="0.256cm" fo:min-width="2.75cm"/>
    </style:style>
    <style:style style:name="gr22" style:family="graphic" style:parent-style-name="standard">
      <style:graphic-properties draw:fill-color="#bf819e" draw:textarea-horizontal-align="justify" draw:textarea-vertical-align="middle" draw:auto-grow-height="false" fo:min-height="0.256cm" fo:min-width="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2.31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57cm"/>
      <style:paragraph-properties style:writing-mode="lr-tb"/>
    </style:style>
    <style:style style:name="gr25" style:family="graphic" style:parent-style-name="standard">
      <style:graphic-properties draw:fill-color="#bf819e" draw:textarea-horizontal-align="justify" draw:textarea-vertical-align="middle" draw:auto-grow-height="false" fo:min-height="0.256cm" fo:min-width="2.95cm"/>
    </style:style>
    <style:style style:name="gr26" style:family="graphic" style:parent-style-name="standard">
      <style:graphic-properties draw:fill-color="#bf819e" draw:textarea-horizontal-align="justify" draw:textarea-vertical-align="middle" draw:auto-grow-height="false" fo:min-height="0.256cm" fo:min-width="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31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55cm"/>
      <style:paragraph-properties style:writing-mode="lr-tb"/>
    </style:style>
    <style:style style:name="gr29" style:family="graphic" style:parent-style-name="standard">
      <style:graphic-properties draw:fill-color="#bf819e" draw:textarea-horizontal-align="justify" draw:textarea-vertical-align="middle" draw:auto-grow-height="false" fo:min-height="0.5cm" fo:min-width="0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7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95cm"/>
      <style:paragraph-properties style:writing-mode="lr-tb"/>
    </style:style>
    <style:style style:name="gr33" style:family="graphic" style:parent-style-name="standard">
      <style:graphic-properties draw:fill-color="#bf819e" draw:textarea-horizontal-align="justify" draw:textarea-vertical-align="middle" draw:auto-grow-height="false" fo:min-height="0.4cm" fo:min-width="2.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39cm"/>
      <style:paragraph-properties style:writing-mode="lr-tb"/>
    </style:style>
    <style:style style:name="gr35" style:family="graphic" style:parent-style-name="standard">
      <style:graphic-properties draw:fill-color="#ffd7d7" draw:textarea-horizontal-align="justify" draw:textarea-vertical-align="middle" draw:auto-grow-height="false" fo:min-height="0.5cm" fo:min-width="18cm"/>
    </style:style>
    <style:style style:name="gr36" style:family="graphic" style:parent-style-name="standard">
      <style:graphic-properties draw:fill-color="#ff972f" draw:textarea-horizontal-align="justify" draw:textarea-vertical-align="middle" draw:auto-grow-height="false" fo:min-height="0.407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79cm"/>
      <style:paragraph-properties style:writing-mode="lr-tb"/>
    </style:style>
    <style:style style:name="gr38" style:family="graphic" style:parent-style-name="standard">
      <style:graphic-properties draw:fill-color="#bf819e" draw:textarea-horizontal-align="justify" draw:textarea-vertical-align="middle" draw:auto-grow-height="false" fo:min-height="0.5cm" fo:min-width="4.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77cm"/>
      <style:paragraph-properties style:writing-mode="lr-tb"/>
    </style:style>
    <style:style style:name="gr40" style:family="graphic" style:parent-style-name="standard">
      <style:graphic-properties draw:fill-color="#bf819e" draw:textarea-horizontal-align="justify" draw:textarea-vertical-align="middle" draw:auto-grow-height="false" fo:min-height="1cm" fo:min-width="1.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17cm"/>
      <style:paragraph-properties style:writing-mode="lr-tb"/>
    </style:style>
    <style:style style:name="gr42" style:family="graphic" style:parent-style-name="standard">
      <style:graphic-properties draw:fill-color="#bf819e" draw:textarea-horizontal-align="justify" draw:textarea-vertical-align="middle" draw:auto-grow-height="false" fo:min-height="1cm" fo:min-width="4.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045cm"/>
      <style:paragraph-properties style:writing-mode="lr-tb"/>
    </style:style>
    <style:style style:name="gr44" style:family="graphic" style:parent-style-name="standard">
      <style:graphic-properties draw:fill-color="#ff972f" draw:textarea-horizontal-align="justify" draw:textarea-vertical-align="middle" draw:auto-grow-height="false" fo:min-height="0.407cm" fo:min-width="0cm"/>
      <style:paragraph-properties style:writing-mode="lr-tb"/>
    </style:style>
    <style:style style:name="gr45" style:family="graphic" style:parent-style-name="standard">
      <style:graphic-properties draw:fill-color="#ff972f" draw:textarea-horizontal-align="justify" draw:textarea-vertical-align="middle" draw:auto-grow-height="false" fo:min-height="1.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loext:graphic-properties draw:fill-color="#ff972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bf819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11" style:family="paragraph">
      <loext:graphic-properties draw:fill-color="#ffd7d7"/>
      <style:paragraph-properties fo:text-align="center"/>
    </style:style>
    <style:style style:name="P12" style:family="paragraph"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2.5cm" svg:x="1.25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5cm" svg:height="2.5cm" svg:x="1.25cm" svg:y="1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5cm" svg:height="3.6cm" svg:x="1.2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8.5cm" svg:height="2.4cm" svg:x="1.25cm" svg:y="1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75cm" svg:height="2.5cm" svg:x="6cm" svg:y="1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5cm" svg:height="2.5cm" svg:x="11cm" svg:y="1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5cm" svg:height="2.5cm" svg:x="15.5cm" svg:y="10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75cm" svg:height="1.5cm" svg:x="2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4.5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6.75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9.25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11.5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4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16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8.5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9.25cm" svg:y="16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1.5cm" svg:y="1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2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4.2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6.7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9.25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1.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4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6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8.5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7" draw:layer="layout" svg:width="4.376cm" svg:height="0.569cm" svg:x="1.25cm" svg:y="14.1cm">
          <draw:text-box>
            <text:p><text:span text:style-name="T1">SAE J1939:21 Transport Layer</text:span></text:p>
          </draw:text-box>
        </draw:frame>
        <draw:frame draw:style-name="gr10" draw:text-style-name="P7" draw:layer="layout" svg:width="4.558cm" svg:height="0.569cm" svg:x="1.193cm" svg:y="10.1cm">
          <draw:text-box>
            <text:p><text:span text:style-name="T1">SAE J1939:71 Application Layer</text:span></text:p>
          </draw:text-box>
        </draw:frame>
        <draw:custom-shape draw:style-name="gr11" draw:text-style-name="P8" draw:layer="layout" svg:width="3cm" svg:height="0.506cm" svg:x="1.5cm" svg:y="10.6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9cm" svg:height="1.25cm" svg:x="5.1cm" svg:y="14.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.9cm" svg:height="1.25cm" svg:x="7.75cm" svg:y="14.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5cm" svg:height="1.25cm" svg:x="14.5cm" svg:y="14.85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6.15cm" svg:height="0.569cm" svg:x="7.65cm" svg:y="15.2cm">
          <draw:text-box>
            <text:p><text:span text:style-name="T1">Transport Protocol Connection Management</text:span></text:p>
          </draw:text-box>
        </draw:frame>
        <draw:frame draw:style-name="gr16" draw:text-style-name="P10" draw:layer="layout" svg:width="4.875cm" svg:height="1.205cm" svg:x="14.45cm" svg:y="15.181cm">
          <draw:text-box>
            <text:p text:style-name="P9"><text:span text:style-name="T1">Transport Protocol Data Transfer</text:span></text:p>
          </draw:text-box>
        </draw:frame>
        <draw:frame draw:style-name="gr17" draw:text-style-name="P7" draw:layer="layout" svg:width="3.568cm" svg:height="1.205cm" svg:x="1.432cm" svg:y="10.584cm">
          <draw:text-box>
            <text:p><text:span text:style-name="T1">Request Software ID</text:span></text:p>
          </draw:text-box>
        </draw:frame>
        <draw:custom-shape draw:style-name="gr18" draw:text-style-name="P8" draw:layer="layout" svg:width="2.75cm" svg:height="1.25cm" svg:x="1.6cm" svg:y="14.85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818cm" svg:height="0.569cm" svg:x="1.582cm" svg:y="15.182cm">
          <draw:text-box>
            <text:p><text:span text:style-name="T1">Acknowledgement</text:span></text:p>
          </draw:text-box>
        </draw:frame>
        <draw:frame draw:style-name="gr20" draw:text-style-name="P7" draw:layer="layout" svg:width="1.556cm" svg:height="0.569cm" svg:x="5.25cm" svg:y="15.182cm">
          <draw:text-box>
            <text:p><text:span text:style-name="T1">Request</text:span></text:p>
          </draw:text-box>
        </draw:frame>
        <draw:custom-shape draw:style-name="gr21" draw:text-style-name="P8" draw:layer="layout" svg:width="3.25cm" svg:height="0.506cm" svg:x="1.5cm" svg:y="11.3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3.568cm" svg:height="1.205cm" svg:x="1.432cm" svg:y="11.3cm">
          <draw:text-box>
            <text:p><text:span text:style-name="T1">Request Component ID</text:span></text:p>
          </draw:text-box>
        </draw:frame>
        <draw:custom-shape draw:style-name="gr22" draw:text-style-name="P8" draw:layer="layout" svg:width="2.5cm" svg:height="0.506cm" svg:x="1.5cm" svg:y="11.95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3.068cm" svg:height="0.887cm" svg:x="1.432cm" svg:y="11.951cm">
          <draw:text-box>
            <text:p><text:span text:style-name="T1">Request ECU ID</text:span></text:p>
          </draw:text-box>
        </draw:frame>
        <draw:frame draw:style-name="gr24" draw:text-style-name="P7" draw:layer="layout" svg:width="4.757cm" svg:height="0.887cm" svg:x="5.993cm" svg:y="10.101cm">
          <draw:text-box>
            <text:p><text:span text:style-name="T1">ISO 11783-7 Application Layer</text:span></text:p>
          </draw:text-box>
        </draw:frame>
        <draw:custom-shape draw:style-name="gr25" draw:text-style-name="P8" draw:layer="layout" svg:width="3.45cm" svg:height="0.506cm" svg:x="6.1cm" svg:y="11.25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3.818cm" svg:height="1.205cm" svg:x="5.932cm" svg:y="11.251cm">
          <draw:text-box>
            <text:p><text:span text:style-name="T1">Auxiliary Valve Command</text:span></text:p>
          </draw:text-box>
        </draw:frame>
        <draw:custom-shape draw:style-name="gr26" draw:text-style-name="P8" draw:layer="layout" svg:width="4.5cm" svg:height="0.506cm" svg:x="6.05cm" svg:y="10.6cm">
          <text:p/>
          <draw:enhanced-geometry svg:viewBox="0 0 21600 21600" draw:type="rectangle" draw:enhanced-path="M 0 0 L 21600 0 21600 21600 0 21600 0 0 Z N"/>
        </draw:custom-shape>
        <draw:frame draw:style-name="gr27" draw:text-style-name="P7" draw:layer="layout" svg:width="5.068cm" svg:height="0.569cm" svg:x="5.932cm" svg:y="10.552cm">
          <draw:text-box>
            <text:p><text:span text:style-name="T1">General Purpose Valve Command</text:span></text:p>
          </draw:text-box>
        </draw:frame>
        <draw:custom-shape draw:style-name="gr25" draw:text-style-name="P8" draw:layer="layout" svg:width="3.45cm" svg:height="0.506cm" svg:x="6.1cm" svg:y="11.95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3.318cm" svg:height="0.887cm" svg:x="5.932cm" svg:y="11.952cm">
          <draw:text-box>
            <text:p><text:span text:style-name="T1">And more functions...</text:span></text:p>
          </draw:text-box>
        </draw:frame>
        <draw:frame draw:style-name="gr28" draw:text-style-name="P7" draw:layer="measurelines" svg:width="4.655cm" svg:height="0.569cm" svg:x="10.793cm" svg:y="10.101cm">
          <draw:text-box>
            <text:p><text:span text:style-name="T1">SAE J1939:73 Diagnostics Layer</text:span></text:p>
          </draw:text-box>
        </draw:frame>
        <draw:custom-shape draw:style-name="gr29" draw:text-style-name="P8" draw:layer="measurelines" svg:width="1cm" svg:height="0.75cm" svg:x="11.25cm" svg:y="10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measurelines" svg:width="1cm" svg:height="0.75cm" svg:x="12.5cm" svg:y="10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measurelines" svg:width="1cm" svg:height="0.75cm" svg:x="13.75cm" svg:y="10.6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measurelines" svg:width="1.098cm" svg:height="0.569cm" svg:x="13.652cm" svg:y="10.702cm">
          <draw:text-box>
            <text:p><text:span text:style-name="T1">DM3</text:span></text:p>
          </draw:text-box>
        </draw:frame>
        <draw:custom-shape draw:style-name="gr29" draw:text-style-name="P8" draw:layer="measurelines" svg:width="1cm" svg:height="0.75cm" svg:x="11.25cm" svg:y="11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measurelines" svg:width="1cm" svg:height="0.75cm" svg:x="12.5cm" svg:y="11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measurelines" svg:width="1cm" svg:height="0.75cm" svg:x="13.75cm" svg:y="11.6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measurelines" svg:width="1.098cm" svg:height="0.569cm" svg:x="11.152cm" svg:y="10.703cm">
          <draw:text-box>
            <text:p><text:span text:style-name="T1">DM1</text:span></text:p>
          </draw:text-box>
        </draw:frame>
        <draw:frame draw:style-name="gr15" draw:text-style-name="P7" draw:layer="measurelines" svg:width="1.098cm" svg:height="0.569cm" svg:x="12.452cm" svg:y="10.703cm">
          <draw:text-box>
            <text:p><text:span text:style-name="T1">DM2</text:span></text:p>
          </draw:text-box>
        </draw:frame>
        <draw:frame draw:style-name="gr30" draw:text-style-name="P7" draw:layer="measurelines" svg:width="1.348cm" svg:height="0.887cm" svg:x="13.652cm" svg:y="11.702cm">
          <draw:text-box>
            <text:p><text:span text:style-name="T1">DM16</text:span></text:p>
          </draw:text-box>
        </draw:frame>
        <draw:frame draw:style-name="gr30" draw:text-style-name="P7" draw:layer="measurelines" svg:width="1.348cm" svg:height="0.887cm" svg:x="11.152cm" svg:y="11.703cm">
          <draw:text-box>
            <text:p><text:span text:style-name="T1">DM14</text:span></text:p>
          </draw:text-box>
        </draw:frame>
        <draw:frame draw:style-name="gr30" draw:text-style-name="P7" draw:layer="measurelines" svg:width="1.298cm" svg:height="0.887cm" svg:x="12.4cm" svg:y="11.703cm">
          <draw:text-box>
            <text:p><text:span text:style-name="T1">DM15</text:span></text:p>
          </draw:text-box>
        </draw:frame>
        <draw:custom-shape draw:style-name="gr25" draw:text-style-name="P8" draw:layer="measurelines" svg:width="3.45cm" svg:height="0.506cm" svg:x="15.6cm" svg:y="10.65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measurelines" svg:width="3.568cm" svg:height="1.205cm" svg:x="15.432cm" svg:y="10.63cm">
          <draw:text-box>
            <text:p><text:span text:style-name="T1">Commanded Address</text:span></text:p>
          </draw:text-box>
        </draw:frame>
        <draw:custom-shape draw:style-name="gr25" draw:text-style-name="P8" draw:layer="measurelines" svg:width="3.45cm" svg:height="0.506cm" svg:x="15.6cm" svg:y="11.3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measurelines" svg:width="3.568cm" svg:height="1.205cm" svg:x="15.432cm" svg:y="11.3cm">
          <draw:text-box>
            <text:p><text:span text:style-name="T1">Address Claimed</text:span></text:p>
          </draw:text-box>
        </draw:frame>
        <draw:custom-shape draw:style-name="gr25" draw:text-style-name="P8" draw:layer="measurelines" svg:width="3.45cm" svg:height="0.506cm" svg:x="15.6cm" svg:y="11.95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measurelines" svg:width="3.568cm" svg:height="0.887cm" svg:x="15.432cm" svg:y="11.951cm">
          <draw:text-box>
            <text:p><text:span text:style-name="T1">Address Not Claimed</text:span></text:p>
          </draw:text-box>
        </draw:frame>
        <draw:frame draw:style-name="gr31" draw:text-style-name="P7" draw:layer="measurelines" svg:width="4.223cm" svg:height="0.569cm" svg:x="15.394cm" svg:y="10.102cm">
          <draw:text-box>
            <text:p><text:span text:style-name="T1">SAE J1939:81 Network Layer</text:span></text:p>
          </draw:text-box>
        </draw:frame>
        <draw:frame draw:style-name="gr32" draw:text-style-name="P7" draw:layer="measurelines" svg:width="2.695cm" svg:height="0.569cm" svg:x="1.193cm" svg:y="5.001cm">
          <draw:text-box>
            <text:p><text:span text:style-name="T1">Open SAE J1939</text:span></text:p>
          </draw:text-box>
        </draw:frame>
        <draw:custom-shape draw:style-name="gr33" draw:text-style-name="P8" draw:layer="measurelines" svg:width="3cm" svg:height="0.65cm" svg:x="9.3cm" svg:y="7.35cm">
          <text:p/>
          <draw:enhanced-geometry svg:viewBox="0 0 21600 21600" draw:type="rectangle" draw:enhanced-path="M 0 0 L 21600 0 21600 21600 0 21600 0 0 Z N"/>
        </draw:custom-shape>
        <draw:frame draw:style-name="gr34" draw:text-style-name="P7" draw:layer="measurelines" svg:width="3.139cm" svg:height="0.569cm" svg:x="9.25cm" svg:y="7.383cm">
          <draw:text-box>
            <text:p><text:span text:style-name="T1">Listen For Messages</text:span></text:p>
          </draw:text-box>
        </draw:frame>
        <draw:custom-shape draw:style-name="gr35" draw:text-style-name="P11" draw:layer="measurelines" svg:width="18.5cm" svg:height="0.75cm" svg:x="1.25cm" svg:y="3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measurelines" svg:width="0.75cm" svg:height="0.75cm" svg:x="9.15cm" svg:y="4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13" draw:layer="measurelines" svg:width="4.981cm" svg:height="0.763cm" svg:x="8.394cm" svg:y="3.502cm">
          <draw:text-box>
            <text:p text:style-name="P12"><text:span text:style-name="T2">Your Application Code</text:span></text:p>
          </draw:text-box>
        </draw:frame>
        <draw:custom-shape draw:style-name="gr38" draw:text-style-name="P8" draw:layer="measurelines" svg:width="5cm" svg:height="0.75cm" svg:x="8.25cm" svg:y="5.85cm">
          <text:p/>
          <draw:enhanced-geometry svg:viewBox="0 0 21600 21600" draw:type="rectangle" draw:enhanced-path="M 0 0 L 21600 0 21600 21600 0 21600 0 0 Z N"/>
        </draw:custom-shape>
        <draw:frame draw:style-name="gr39" draw:text-style-name="P7" draw:layer="measurelines" svg:width="3.177cm" svg:height="0.569cm" svg:x="9.251cm" svg:y="5.984cm">
          <draw:text-box>
            <text:p><text:span text:style-name="T1">J1939 Typedef Struct</text:span></text:p>
          </draw:text-box>
        </draw:frame>
        <draw:frame draw:style-name="gr9" draw:text-style-name="P7" draw:layer="layout" svg:width="4.376cm" svg:height="0.569cm" svg:x="1.25cm" svg:y="18.101cm">
          <draw:text-box>
            <text:p><text:span text:style-name="T1">Hardware</text:span></text:p>
          </draw:text-box>
        </draw:frame>
        <draw:custom-shape draw:style-name="gr40" draw:text-style-name="P8" draw:layer="layout" svg:width="2.4cm" svg:height="1.25cm" svg:x="6.9cm" svg:y="18.75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2.217cm" svg:height="0.569cm" svg:x="7.05cm" svg:y="19.082cm">
          <draw:text-box>
            <text:p><text:span text:style-name="T1">CAN Network</text:span></text:p>
          </draw:text-box>
        </draw:frame>
        <draw:custom-shape draw:style-name="gr42" draw:text-style-name="P8" draw:layer="layout" svg:width="4.7cm" svg:height="1.25cm" svg:x="12.3cm" svg:y="18.75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4.545cm" svg:height="0.569cm" svg:x="12.45cm" svg:y="19.082cm">
          <draw:text-box>
            <text:p><text:span text:style-name="T1">FLASH EEPROM RAM Memory</text:span></text:p>
          </draw:text-box>
        </draw:frame>
        <draw:custom-shape draw:style-name="gr44" draw:text-style-name="P6" draw:layer="layout" svg:width="0.75cm" svg:height="0.75cm" draw:transform="rotate (-3.14159265358979) translate (12.601cm 5.0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6" draw:layer="layout" svg:width="0.75cm" svg:height="0.75cm" svg:x="9.551cm" svg:y="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6" draw:layer="layout" svg:width="0.75cm" svg:height="0.75cm" draw:transform="rotate (-3.14159265358979) translate (11.902cm 7.35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6" draw:layer="layout" svg:width="0.449cm" svg:height="2cm" svg:x="12.5cm" svg:y="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6" draw:layer="layout" svg:width="0.449cm" svg:height="2cm" draw:transform="rotate (-3.14159265358979) translate (8.948cm 8.59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/>
    <draw:gradient draw:name="Fylld" draw:style="linear" draw:start-color="#ffffff" draw:end-color="#cccccc" draw:start-intensity="100%" draw:end-intensity="100%" draw:angle="30deg" draw:border="0%"/>
    <draw:gradient draw:name="Fylld_20_blå" draw:display-name="Fylld blå" draw:style="linear" draw:start-color="#729fcf" draw:end-color="#355269" draw:start-intensity="100%" draw:end-intensity="100%" draw:angle="30deg" draw:border="0%"/>
    <draw:gradient draw:name="Fylld_20_grön" draw:display-name="Fylld grön" draw:style="linear" draw:start-color="#77bc65" draw:end-color="#127622" draw:start-intensity="100%" draw:end-intensity="100%" draw:angle="30deg" draw:border="0%"/>
    <draw:gradient draw:name="Fylld_20_gul" draw:display-name="Fylld gul" draw:style="linear" draw:start-color="#ffde59" draw:end-color="#b47804" draw:start-intensity="100%" draw:end-intensity="100%" draw:angle="30deg" draw:border="0%"/>
    <draw:gradient draw:name="Fylld_20_röd" draw:display-name="Fylld rö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14T22:28:59.912000000</meta:creation-date>
    <dc:date>2021-07-21T13:14:18.473000000</dc:date>
    <meta:editing-duration>PT11H47M18S</meta:editing-duration>
    <meta:editing-cycles>18</meta:editing-cycles>
    <meta:generator>LibreOffice/7.1.3.2$Windows_X86_64 LibreOffice_project/47f78053abe362b9384784d31a6e56f8511eb1c1</meta:generator>
    <meta:document-statistic meta:object-count="86"/>
  </office:meta>
</office:document-meta>
</file>